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4pt" style:font-size-asian="14pt" style:font-size-complex="14pt"/>
    </style:style>
    <style:style style:name="P2" style:family="paragraph" style:parent-style-name="Text_20_body">
      <style:text-properties style:font-name="Times New Roman" fo:font-size="14pt" style:font-size-asian="14pt" style:font-size-complex="14pt"/>
    </style:style>
    <style:style style:name="P3" style:family="paragraph" style:parent-style-name="Text_20_body">
      <style:paragraph-properties fo:text-align="justify" style:justify-single-word="false"/>
      <style:text-properties style:font-name="Times New Roman" fo:font-size="14pt"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043893" style:font-size-asian="14pt" style:font-size-complex="14pt"/>
    </style:style>
    <style:style style:name="P5"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officeooo:rsid="000438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uman-AI coevolution</text:p>
      <text:p text:style-name="P2"/>
      <text:p text:style-name="P3">Artificial Intelligence 339 (2025) 104244<text:tab/><text:tab/><text:tab/><text:tab/><text:tab/>November 2024</text:p>
      <text:p text:style-name="P2"/>
      <text:p text:style-name="P3"><text:tab/>İnsanlık, tarihi boyunca farklı unsurlarla birlikte evrimleşmiştir. Doğal çevresiyle olan etkileşiminin yanı sıra, endüstriyel makineler ve dijital teknolojilerle kurduğu bağ da insanın gelişiminde belirleyici olmuştur. Günümüzde ise bu süreç, insan ile yapay zekâ arasında karşılıklı bir dönüşüm sürecine evrilmiştir. <text:span text:style-name="T1">i</text:span>nsan – <text:span text:style-name="T1">yapay zeka</text:span> <text:span text:style-name="T1">birlikte evrimi</text:span>" olarak adlandırılan bu olgu, insanların ve yapay zekâ sistemlerinin birbirini sürekli olarak etkilediği dinamik bir süreçtir.</text:p>
      <text:p text:style-name="P3"><text:tab/>Özellikle öneri sistemleri ve yapay zekâ destekli dijital asistanlar, insanların günlük karar alma mekanizmalarını şekillendiren en önemli unsurlar arasında yer almaktadır. Bu sistemler, kullanıcıların geçmiş tercihlerini analiz ederek gelecekteki seçimlerini yönlendirmekte ve böylece bir geri bildirim döngüsü oluşturmaktadır. Kullanıcılar da bu süreçte sürekli olarak veri üreterek <text:span text:style-name="T1">yapay zekanın</text:span> gelişimine katkıda bulunur. Ancak, bu etkileşimin öngörülemeyen toplumsal ve bireysel sonuçlara yol açma potansiyeli vardır.</text:p>
      <text:p text:style-name="P4"><text:tab/>Makale, insan - yapay zekâ ve karmaşık sistemler alanında yeni bir araştırma disiplini olarak ele almakta ve bu sürecin toplumsal ve bireysel etkilerini anlamayı hedeflemektedir. Özellikle insan - yapay zekâ geri bildirim döngüsünün nasıl şekillendiği, ne tür etkiler yarattığı ve bu döngünün bilimsel olarak nasıl incelenebileceği üzerine yoğunlaşmaktadır.</text:p>
      <text:p text:style-name="P4"><text:tab/>İnsan - yapay zekâ etkileşimi üzerine yapılan çalışmalar, genellikle ampirik analizler, simülasyon modelleri ve gözlemsel ya da kontrollü deneyler üzerinden yürütülmektedir. Ampirik çalışmalar, büyük teknoloji şirketlerinin sahip olduğu gerçek kullanıcı verilerine dayansa da bu verilerin erişilebilir olmaması, araştırmacılar için büyük bir engel oluşturmaktadır. Simülasyon tabanlı çalışmalar ise mekanik modeller aracılığıyla belirli senaryoları test etmeye olanak tanır, ancak genellikle varsayımlar üzerine inşa edildiği için gerçek dünyadaki dinamikleri tam olarak yansıtamayabilir. Gözlemsel ve kontrollü deneyler, insanlarla öneri sistemleri arasındaki etkileşimi doğrudan analiz etme imkânı sunarken, kontrollü deneylerin tasarlanması ve uygulanması oldukça zordur.</text:p>
      <text:p text:style-name="P3"><text:tab/>Öneri sistemleri, bireysel ve toplumsal düzeyde çeşitli etkilere yol açmaktadır. Bireysel düzeyde, kullanıcıların seçimlerini yönlendirerek "filtre baloncukları" ve "algoritmik manipülasyon" gibi olguların ortaya çıkmasına neden olabilir. Toplumsal düzeyde ise bilgi tekelleşmesi, kutuplaşma ve ekonomik eşitsizlikler gibi sistemik <text:soft-page-break/>sonuçlar doğurabilir. Bu süreç, öneri sistemlerinin kullanıcı seçimlerinden beslenerek gelecekteki önerileri belirlemesiyle bir geri bildirim döngüsü oluşturur. Örneğin, sosyal medya algoritmaları kullanıcıların ilgi alanlarına uygun içerikleri önermekte, ancak bu durum zamanla yankı odalarının ve kutuplaşmanın oluşmasına yol açabilmektedir. Benzer şekilde, e-ticaret platformlarında büyük markaların daha fazla önerilmesi, pazarın tekelleşmesine neden olabilir. Navigasyon sistemleri, bireysel olarak en iyi rotayı önerirken toplu ulaşım dinamiklerini olumsuz yönde etkileyebilir. İçerik üretimi alanında büyük dil modelleri, zamanla kendi ürettikleri verileri tekrar kullanarak dilin ve bilginin çeşitliliğini azaltabilir.</text:p>
      <text:p text:style-name="P3"><text:tab/>İnsan-YZ ko-evrimi, bireylerin ve toplumların karar alma süreçlerini dönüştürmekte ve geniş çaplı sosyal sonuçlar doğurmaktadır. Öneri sistemlerinin bireysel faydayı maksimize edecek şekilde tasarlanması, kolektif faydaların göz ardı edilmesine neden olabilir. Bu durum, uzun vadede toplumsal kutuplaşmayı ve eşitsizlikleri artırabilir. Yapay zekâ sistemlerinin büyük teknoloji şirketlerinin elinde yoğunlaşması, kullanıcılarla platform sahipleri arasında güç dengesizliğine yol açabilir. Ayrıca, yapay zekâ destekli öneri sistemleri belirli grupları ön plana çıkarırken, diğerlerini görünmez kılabilir. Örneğin, iş bulma platformları belirli adayları algoritmik olarak öne çıkararak diğer adayların şansını azaltabilir. Bu durum, mevcut sosyo-ekonomik eşitsizliklerin derinleşmesine neden olabilir.</text:p>
      <text:p text:style-name="P3"><text:tab/>İnsan-Y<text:span text:style-name="T1">apay zeka</text:span> <text:span text:style-name="T1">birlikte </text:span>evrimi, bireylerin ve toplumların karar alma süreçlerini ve davranışlarını derinden etkileyen dinamik bir süreçtir. Öneri sistemleri ve yapay zekâ destekli araçlar, bireysel kararları yönlendirirken, toplumsal düzeyde de önemli sonuçlara yol açmaktadır. Filtre baloncukları, yankı odaları ve bilgi tekelleşmesi gibi olgular, insan-YZ etkileşiminin beklenmedik sonuçları arasında yer almaktadır. Bu nedenle, insan-YZ etkileşimini daha iyi anlamak için disiplinler arası araştırmaların artırılması ve etik yapay zekâ geliştirme stratejilerinin benimsenmesi gerekmektedir. Yapay zekâ teknolojilerinin topluma olumlu katkılar sunmasını sağlamak için bilimsel yaklaşımlar ve yasal düzenlemeler bir araya getirilmelidir.</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6:32:19.554976394</meta:creation-date>
    <dc:date>2025-03-06T16:42:06.464241684</dc:date>
    <meta:editing-duration>PT9M47S</meta:editing-duration>
    <meta:editing-cycles>1</meta:editing-cycles>
    <meta:document-statistic meta:table-count="0" meta:image-count="0" meta:object-count="0" meta:page-count="2" meta:paragraph-count="9" meta:word-count="567" meta:character-count="4817" meta:non-whitespace-character-count="4247"/>
    <meta:generator>LibreOffice/7.3.7.2$Linux_X86_64 LibreOffice_project/30$Build-2</meta:generator>
  </office:meta>
</office:document-meta>
</file>